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8.9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/>
      <style:text-properties style:font-name="Robo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81d41a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cccccc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fo:background-color="#cccccc"/>
    </style:style>
    <style:style style:name="T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1020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7" table:number-columns-repeated="1020"/>
          <table:table-cell table:style-name="ce8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arrival alarm. Out of scope for purpose of app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Original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Updated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O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Great circle version of BWR. Haven’t seen this on the network ye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WR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bearing, range,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W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K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BT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pth below transduc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P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epth below transducer and calibrated dep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datum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G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, optional HDO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LL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quality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S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GS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Magnetic variation and true heading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M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Magnetic Heading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DT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DA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T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Water temperatur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W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ind direction and speed. Message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WV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AWA or TWD, AWS or T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ctive route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B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range, bearing, closing, XT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C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Latitude, longitude, SOG, COG, magvar, UTC date and tim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O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ate of turn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udder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ll routes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et and drif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H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peed through wat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L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istance total, distance tri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T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COG, S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W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WT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C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closure velocity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F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distance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PL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location. Would not be amenable for grid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Optionally pitch, roll, barometric pressure. Other transducers not yet support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TE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Cross Track Error, meas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T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<text:span text:style-name="T1">Cross Track Error, dead reckoning. Haven’t seen this on the network yet</text:span>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ZD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UTC time and da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9T01:40:35.129731265</dc:date>
    <meta:editing-duration>P2DT8H36M29S</meta:editing-duration>
    <meta:editing-cycles>5</meta:editing-cycles>
    <meta:generator>LibreOffice/7.3.7.2$Linux_X86_64 LibreOffice_project/30$Build-2</meta:generator>
    <meta:document-statistic meta:table-count="1" meta:cell-count="144" meta:object-count="0"/>
  </office:meta>
</office:document-meta>
</file>